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>
      <style:text-properties fo:background-color="#FFFF00"/>
    </style:style>
    <style:style style:name="P4" style:parent-style-name="ListeParagraf" style:family="paragraph">
      <style:text-properties fo:background-color="#FFFF00"/>
    </style:style>
    <style:style style:name="P5" style:parent-style-name="ListeParagraf" style:family="paragraph">
      <style:text-properties fo:background-color="#FFFF00"/>
    </style:style>
    <style:style style:name="P6" style:parent-style-name="ListeParagraf" style:family="paragraph">
      <style:text-properties fo:background-color="#FF0000"/>
    </style:style>
    <style:style style:name="P7" style:parent-style-name="ListeParagraf" style:family="paragraph">
      <style:text-properties fo:background-color="#FF0000"/>
    </style:style>
    <style:style style:name="P8" style:parent-style-name="ListeParagraf" style:family="paragraph">
      <style:text-properties fo:background-color="#FF0000"/>
    </style:style>
    <style:style style:name="P9" style:parent-style-name="ListeParagraf" style:family="paragraph">
      <style:text-properties fo:background-color="#FFFF00"/>
    </style:style>
    <style:style style:name="P10" style:parent-style-name="ListeParagraf" style:family="paragraph">
      <style:text-properties fo:background-color="#FFFF00"/>
    </style:style>
    <style:style style:name="P11" style:parent-style-name="ListeParagraf" style:family="paragraph">
      <style:text-properties fo:background-color="#FF0000"/>
    </style:style>
    <style:style style:name="P12" style:parent-style-name="ListeParagraf" style:family="paragraph">
      <style:text-properties fo:background-color="#FFFF00"/>
    </style:style>
    <style:style style:name="P13" style:parent-style-name="ListeParagraf" style:family="paragraph">
      <style:text-properties fo:background-color="#FF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eParagraf" style:family="paragraph">
      <style:text-properties fo:background-color="#FF0000"/>
    </style:style>
    <style:style style:name="P16" style:parent-style-name="ListeParagraf" style:family="paragraph">
      <style:text-properties fo:background-color="#FF0000"/>
    </style:style>
    <style:style style:name="P17" style:parent-style-name="ListeParagraf" style:family="paragraph">
      <style:text-properties fo:background-color="#FF0000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eParagraf" style:family="paragraph">
      <style:text-properties fo:background-color="#FF0000"/>
    </style:style>
    <style:style style:name="P20" style:parent-style-name="ListeParagraf" style:family="paragraph">
      <style:text-properties fo:background-color="#FF0000"/>
    </style:style>
    <style:style style:name="P21" style:parent-style-name="ListeParagraf" style:family="paragraph">
      <style:text-properties fo:background-color="#FF0000"/>
    </style:style>
    <style:style style:name="P22" style:parent-style-name="ListeParagraf" style:family="paragraph"/>
    <style:style style:name="T23" style:parent-style-name="VarsayılanParagrafYazıTipi" style:family="text">
      <style:text-properties fo:background-color="#FF0000"/>
    </style:style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 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person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person types (director,actor etc.)</text:p>
        </text:list-item>
        <text:list-item>
          <text:p text:style-name="P21">Admin can change role of a user</text:p>
        </text:list-item>
        <text:list-item>
          <text:p text:style-name="P22"><text:span text:style-name="T23">Admin can add/remove/update social link field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14T00:07:00Z</dc:date>
    <meta:template xlink:href="Normal.dotm" xlink:type="simple"/>
    <meta:editing-cycles>30</meta:editing-cycles>
    <meta:editing-duration>PT81780S</meta:editing-duration>
    <meta:document-statistic meta:page-count="1" meta:paragraph-count="1" meta:word-count="106" meta:character-count="713" meta:row-count="5" meta:non-whitespace-character-count="608"/>
  </office:meta>
</office:document-meta>
</file>